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22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Dateinamen</text:span><text:span text:style-name="T3"><text:line-break/></text:span></text:p>
      <text:p text:style-name="P2"><text:span text:style-name="T4"><text:line-break/></text:span><draw:frame text:anchor-type="as-char" svg:width="170.13mm" svg:height="46.57mm" style:rel-width="scale" style:rel-height="scale"><draw:object-ole xlink:href="OleObj1"/><draw:image xlink:href="ObjectReplacements/OleObj1"/></draw:frame><text:span text:style-name="T4"><text:line-break/></text:span></text:p>
      <text:p text:style-name="P2"><text:span text:style-name="T5">- dürfen max. 255 Zeichen/Bytes lang sein</text:span><text:span text:style-name="T6"><text:line-break/>- es wird zwischen Groß- und Kleinschreibung unterschieden<text:line-break/>- müssen eindeutig sein (innerhalb eines Verzeichnisses)</text:span></text:p>
      <text:p text:style-name="P2"><text:span text:style-name="T6">-<text:s/></text:span><text:span text:style-name="T7">sollten<text:s/></text:span><text:span text:style-name="T8">keine der folgenden Sonderzeichen enthalten:<text:line-break/><text:line-break/> <text:tab/></text:span><text:span text:style-name="T9">\<text:line-break/> <text:tab/>/<text:line-break/> <text:tab/>:<text:line-break/> <text:tab/>*<text:line-break/> <text:tab/>?<text:line-break/> <text:tab/></text:span><text:span text:style-name="T10">„</text:span><text:span text:style-name="T11"><text:s/>und ‚ und `<text:line-break/> <text:tab/>&lt; und ( und [ und {<text:line-break/> <text:tab/>&gt; und ) und ] und }<text:line-break/> <text:tab/>|<text:line-break/> <text:tab/>$<text:line-break/> <text:tab/>;<text:line-break/> <text:tab/>#<text:line-break/> <text:tab/>!<text:line-break/> <text:tab/>~<text:line-break/> <text:tab/>und auch kein Leerzeichen<text:line-break/><text:line-break/></text:span><text:span text:style-name="T12">Bestimmte Zeichen haben eine reservierte Bedeutung in der bash; das kann zu Problemen führen.</text:span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